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6000001F2258E96330FA93C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8.106cm" svg:height="15.228cm" draw:z-index="0"><draw:image xlink:href="Pictures/1000000100000356000001F2258E96330FA93C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1:19:45.537618773</meta:creation-date>
    <dc:date>2023-10-22T11:20:48.844855559</dc:date>
    <meta:editing-duration>PT1M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